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style:font-name="monospace" loext:padding="0in" loext:border="none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in" style:contextual-spacing="false" fo:text-indent="0in" style:auto-text-indent="false" fo:background-color="transparent" fo:padding="0in" fo:border="none"/>
      <style:text-properties fo:color="#000000" loext:opacity="100%" style:font-name="monospace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top="0in" fo:margin-bottom="0in" style:contextual-spacing="false" fo:background-color="transparent" fo:padding="0in" fo:border="none"/>
      <style:text-properties fo:color="#000000" loext:opacity="100%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fo:color="#000000" loext:opacity="100%" loext:padding="0in" loext:border="none"/>
    </style:style>
    <style:style style:name="T1" style:family="text">
      <style:text-properties officeooo:rsid="0012d1d7"/>
    </style:style>
    <style:style style:name="T2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uclidean distance, Outlier, Other cluster</text:p>
      <text:p text:style-name="P3">[(259.36579453735584, 9, 0),</text:p>
      <text:p text:style-name="P4"><text:s/><text:span text:style-name="T2">(317.5795534850043, 9, 6),</text:span></text:p>
      <text:p text:style-name="P4"><text:s/><text:span text:style-name="T2">(348.67858167993404, 9, 7)]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22:29:33.962589396</meta:creation-date>
    <dc:date>2023-01-12T22:58:29.784880831</dc:date>
    <meta:editing-duration>PT28M59S</meta:editing-duration>
    <meta:editing-cycles>5</meta:editing-cycles>
    <meta:generator>LibreOffice/7.4.2.3$Linux_X86_64 LibreOffice_project/40$Build-3</meta:generator>
    <meta:document-statistic meta:table-count="0" meta:image-count="0" meta:object-count="0" meta:page-count="1" meta:paragraph-count="4" meta:word-count="14" meta:character-count="125" meta:non-whitespace-character-count="113"/>
  </office:meta>
</office:document-meta>
</file>